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94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erreursacos" table:style-name="ta1">
        <table:shapes>
          <draw:frame draw:z-index="0" draw:style-name="gr1" draw:text-style-name="P1" svg:width="7.778in" svg:height="4.6642in" svg:x="2.8634in" svg:y="0.2508in">
            <draw:object draw:notify-on-update-of-ranges="erreursacos.A1:erreursacos.A1 erreursacos.A2:erreursacos.A202 erreursacos.B1:erreursacos.B1 erreursacos.B2:erreursacos.B20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VALEURS</text:p>
          </table:table-cell>
          <table:table-cell office:value-type="string" calcext:value-type="string">
            <text:p>ULP ACOS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" calcext:value-type="float">
            <text:p>-0.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7" calcext:value-type="float">
            <text:p>-0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6000004" calcext:value-type="float">
            <text:p>-0.96000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5000005" calcext:value-type="float">
            <text:p>-0.95000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94000006" calcext:value-type="float">
            <text:p>-0.940000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93000007" calcext:value-type="float">
            <text:p>-0.93000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200001" calcext:value-type="float">
            <text:p>-0.9200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9100001" calcext:value-type="float">
            <text:p>-0.9100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9000001" calcext:value-type="float">
            <text:p>-0.90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900001" calcext:value-type="float">
            <text:p>-0.89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800001" calcext:value-type="float">
            <text:p>-0.8800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8700001" calcext:value-type="float">
            <text:p>-0.87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6000013" calcext:value-type="float">
            <text:p>-0.86000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5000014" calcext:value-type="float">
            <text:p>-0.85000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4000015" calcext:value-type="float">
            <text:p>-0.84000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3000016" calcext:value-type="float">
            <text:p>-0.83000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200002" calcext:value-type="float">
            <text:p>-0.820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100002" calcext:value-type="float">
            <text:p>-0.810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000002" calcext:value-type="float">
            <text:p>-0.800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900002" calcext:value-type="float">
            <text:p>-0.790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800002" calcext:value-type="float">
            <text:p>-0.780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700002" calcext:value-type="float">
            <text:p>-0.770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600002" calcext:value-type="float">
            <text:p>-0.76000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75000024" calcext:value-type="float">
            <text:p>-0.750000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74000025" calcext:value-type="float">
            <text:p>-0.740000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73000026" calcext:value-type="float">
            <text:p>-0.730000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72000027" calcext:value-type="float">
            <text:p>-0.720000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7100003" calcext:value-type="float">
            <text:p>-0.710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000003" calcext:value-type="float">
            <text:p>-0.7000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6900003" calcext:value-type="float">
            <text:p>-0.6900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6800003" calcext:value-type="float">
            <text:p>-0.6800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6700003" calcext:value-type="float">
            <text:p>-0.670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600003" calcext:value-type="float">
            <text:p>-0.6600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65000033" calcext:value-type="float">
            <text:p>-0.65000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4000034" calcext:value-type="float">
            <text:p>-0.640000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63000035" calcext:value-type="float">
            <text:p>-0.63000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2000036" calcext:value-type="float">
            <text:p>-0.62000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6100004" calcext:value-type="float">
            <text:p>-0.6100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6000004" calcext:value-type="float">
            <text:p>-0.6000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900004" calcext:value-type="float">
            <text:p>-0.5900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800004" calcext:value-type="float">
            <text:p>-0.5800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700004" calcext:value-type="float">
            <text:p>-0.5700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5600004" calcext:value-type="float">
            <text:p>-0.5600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5500004" calcext:value-type="float">
            <text:p>-0.5500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4000044" calcext:value-type="float">
            <text:p>-0.54000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3000045" calcext:value-type="float">
            <text:p>-0.53000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2000046" calcext:value-type="float">
            <text:p>-0.52000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1000047" calcext:value-type="float">
            <text:p>-0.510000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5000005" calcext:value-type="float">
            <text:p>-0.5000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900005" calcext:value-type="float">
            <text:p>-0.4900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800005" calcext:value-type="float">
            <text:p>-0.4800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700005" calcext:value-type="float">
            <text:p>-0.4700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6000051" calcext:value-type="float">
            <text:p>-0.46000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5000052" calcext:value-type="float">
            <text:p>-0.45000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4000053" calcext:value-type="float">
            <text:p>-0.440000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43000054" calcext:value-type="float">
            <text:p>-0.43000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2000055" calcext:value-type="float">
            <text:p>-0.420000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41000056" calcext:value-type="float">
            <text:p>-0.410000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40000057" calcext:value-type="float">
            <text:p>-0.400000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39000058" calcext:value-type="float">
            <text:p>-0.390000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3800006" calcext:value-type="float">
            <text:p>-0.38000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3700006" calcext:value-type="float">
            <text:p>-0.3700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600006" calcext:value-type="float">
            <text:p>-0.36000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35000062" calcext:value-type="float">
            <text:p>-0.35000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4000063" calcext:value-type="float">
            <text:p>-0.34000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3000064" calcext:value-type="float">
            <text:p>-0.330000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32000065" calcext:value-type="float">
            <text:p>-0.320000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31000066" calcext:value-type="float">
            <text:p>-0.310000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30000067" calcext:value-type="float">
            <text:p>-0.30000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9000068" calcext:value-type="float">
            <text:p>-0.29000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800007" calcext:value-type="float">
            <text:p>-0.2800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700007" calcext:value-type="float">
            <text:p>-0.2700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600007" calcext:value-type="float">
            <text:p>-0.2600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5000072" calcext:value-type="float">
            <text:p>-0.250000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24000071" calcext:value-type="float">
            <text:p>-0.24000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300007" calcext:value-type="float">
            <text:p>-0.2300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2200007" calcext:value-type="float">
            <text:p>-0.2200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2100007" calcext:value-type="float">
            <text:p>-0.2100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0000069" calcext:value-type="float">
            <text:p>-0.200000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9000068" calcext:value-type="float">
            <text:p>-0.19000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8000068" calcext:value-type="float">
            <text:p>-0.18000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7000067" calcext:value-type="float">
            <text:p>-0.170000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6000067" calcext:value-type="float">
            <text:p>-0.160000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5000066" calcext:value-type="float">
            <text:p>-0.150000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4000066" calcext:value-type="float">
            <text:p>-0.14000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3000065" calcext:value-type="float">
            <text:p>-0.130000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2000065" calcext:value-type="float">
            <text:p>-0.12000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10000655" calcext:value-type="float">
            <text:p>-0.1100006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0000066" calcext:value-type="float">
            <text:p>-0.100000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9000066" calcext:value-type="float">
            <text:p>-0.09000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8000066" calcext:value-type="float">
            <text:p>-0.08000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7000066" calcext:value-type="float">
            <text:p>-0.070000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60000665" calcext:value-type="float">
            <text:p>-0.0600006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50000668" calcext:value-type="float">
            <text:p>-0.050000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4000067" calcext:value-type="float">
            <text:p>-0.04000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3000067" calcext:value-type="float">
            <text:p>-0.030000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2000067" calcext:value-type="float">
            <text:p>-0.02000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1000067" calcext:value-type="float">
            <text:p>-0.01000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00067055225" calcext:value-type="float">
            <text:p>-6.7055225E-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9999329" calcext:value-type="float">
            <text:p>0.009999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9999329" calcext:value-type="float">
            <text:p>0.019999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9999329" calcext:value-type="float">
            <text:p>0.0299993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3999933" calcext:value-type="float">
            <text:p>0.039999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49999326" calcext:value-type="float">
            <text:p>0.049999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9999324" calcext:value-type="float">
            <text:p>0.0599993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6999932" calcext:value-type="float">
            <text:p>0.069999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7999932" calcext:value-type="float">
            <text:p>0.07999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999932" calcext:value-type="float">
            <text:p>0.08999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9999316" calcext:value-type="float">
            <text:p>0.0999993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09999314" calcext:value-type="float">
            <text:p>0.1099993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1999931" calcext:value-type="float">
            <text:p>0.11999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999931" calcext:value-type="float">
            <text:p>0.12999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999932" calcext:value-type="float">
            <text:p>0.13999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999932" calcext:value-type="float">
            <text:p>0.149999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5999933" calcext:value-type="float">
            <text:p>0.159999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6999933" calcext:value-type="float">
            <text:p>0.169999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7999934" calcext:value-type="float">
            <text:p>0.17999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999934" calcext:value-type="float">
            <text:p>0.18999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999935" calcext:value-type="float">
            <text:p>0.19999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999935" calcext:value-type="float">
            <text:p>0.20999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999936" calcext:value-type="float">
            <text:p>0.21999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999936" calcext:value-type="float">
            <text:p>0.229999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3999937" calcext:value-type="float">
            <text:p>0.23999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999937" calcext:value-type="float">
            <text:p>0.249999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999936" calcext:value-type="float">
            <text:p>0.25999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999936" calcext:value-type="float">
            <text:p>0.269999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7999935" calcext:value-type="float">
            <text:p>0.27999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999934" calcext:value-type="float">
            <text:p>0.289999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9999933" calcext:value-type="float">
            <text:p>0.299999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0999932" calcext:value-type="float">
            <text:p>0.30999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99993" calcext:value-type="float">
            <text:p>0.3199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99993" calcext:value-type="float">
            <text:p>0.3299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399993" calcext:value-type="float">
            <text:p>0.33999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4999928" calcext:value-type="float">
            <text:p>0.349999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5999927" calcext:value-type="float">
            <text:p>0.359999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6999926" calcext:value-type="float">
            <text:p>0.369999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7999925" calcext:value-type="float">
            <text:p>0.379999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8999924" calcext:value-type="float">
            <text:p>0.389999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9999923" calcext:value-type="float">
            <text:p>0.39999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999922" calcext:value-type="float">
            <text:p>0.409999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199992" calcext:value-type="float">
            <text:p>0.41999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299992" calcext:value-type="float">
            <text:p>0.42999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399992" calcext:value-type="float">
            <text:p>0.43999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4999918" calcext:value-type="float">
            <text:p>0.44999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999917" calcext:value-type="float">
            <text:p>0.45999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99916" calcext:value-type="float">
            <text:p>0.46999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999915" calcext:value-type="float">
            <text:p>0.47999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999915" calcext:value-type="float">
            <text:p>0.489999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9999914" calcext:value-type="float">
            <text:p>0.499999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999916" calcext:value-type="float">
            <text:p>0.509999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1999915" calcext:value-type="float">
            <text:p>0.51999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999914" calcext:value-type="float">
            <text:p>0.529999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99991" calcext:value-type="float">
            <text:p>0.53999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499991" calcext:value-type="float">
            <text:p>0.54999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5599991" calcext:value-type="float">
            <text:p>0.55999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5699991" calcext:value-type="float">
            <text:p>0.56999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799991" calcext:value-type="float">
            <text:p>0.57999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5899991" calcext:value-type="float">
            <text:p>0.5899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9999907" calcext:value-type="float">
            <text:p>0.599999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0999906" calcext:value-type="float">
            <text:p>0.609999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61999905" calcext:value-type="float">
            <text:p>0.619999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62999904" calcext:value-type="float">
            <text:p>0.629999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63999903" calcext:value-type="float">
            <text:p>0.639999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49999" calcext:value-type="float">
            <text:p>0.64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59999" calcext:value-type="float">
            <text:p>0.6599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669999" calcext:value-type="float">
            <text:p>0.6699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679999" calcext:value-type="float">
            <text:p>0.6799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689999" calcext:value-type="float">
            <text:p>0.6899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699999" calcext:value-type="float">
            <text:p>0.69999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70999897" calcext:value-type="float">
            <text:p>0.709998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1999896" calcext:value-type="float">
            <text:p>0.7199989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72999895" calcext:value-type="float">
            <text:p>0.729998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73999894" calcext:value-type="float">
            <text:p>0.739998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7499989" calcext:value-type="float">
            <text:p>0.74999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7599989" calcext:value-type="float">
            <text:p>0.75999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7699989" calcext:value-type="float">
            <text:p>0.76999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799989" calcext:value-type="float">
            <text:p>0.7799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899989" calcext:value-type="float">
            <text:p>0.78999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999989" calcext:value-type="float">
            <text:p>0.7999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0999887" calcext:value-type="float">
            <text:p>0.809998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81999886" calcext:value-type="float">
            <text:p>0.819998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2999885" calcext:value-type="float">
            <text:p>0.82999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3999884" calcext:value-type="float">
            <text:p>0.839998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4999883" calcext:value-type="float">
            <text:p>0.84999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99988" calcext:value-type="float">
            <text:p>0.85999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699988" calcext:value-type="float">
            <text:p>0.8699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99988" calcext:value-type="float">
            <text:p>0.87999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8899988" calcext:value-type="float">
            <text:p>0.88999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999988" calcext:value-type="float">
            <text:p>0.89999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9099988" calcext:value-type="float">
            <text:p>0.90999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91999876" calcext:value-type="float">
            <text:p>0.919998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2999876" calcext:value-type="float">
            <text:p>0.929998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999875" calcext:value-type="float">
            <text:p>0.93999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999874" calcext:value-type="float">
            <text:p>0.94999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99987" calcext:value-type="float">
            <text:p>0.95999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9699987" calcext:value-type="float">
            <text:p>0.96999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799987" calcext:value-type="float">
            <text:p>0.97999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899987" calcext:value-type="float">
            <text:p>0.98999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9999987" calcext:value-type="float">
            <text:p>0.9999987</text:p>
          </table:table-cell>
          <table:table-cell office:value-type="float" office:value="106" calcext:value-type="float">
            <text:p>1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9T09:57:58.415755866</dc:date>
    <dc:creator>Nizar Salah</dc:creator>
    <meta:editing-duration>PT3M49S</meta:editing-duration>
    <meta:editing-cycles>1</meta:editing-cycles>
    <meta:document-statistic meta:table-count="1" meta:cell-count="404" meta:object-count="1"/>
    <meta:generator>LibreOffice/4.3.7.2$Linux_X86_64 LibreOffice_project/43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757cm" svg:height="11.848cm" xlink:href=".." xlink:type="simple" chart:class="chart:scatter" chart:style-name="ch1">
        <chart:legend chart:legend-position="end" svg:x="16.72cm" svg:y="5.625cm" style:legend-expansion="high" chart:style-name="ch2"/>
        <chart:plot-area chart:style-name="ch3" table:cell-range-address="erreursacos.A1:erreursacos.B202" chart:data-source-has-labels="row" svg:x="0.395cm" svg:y="0.236cm" svg:width="15.93cm" svg:height="11.376cm">
          <chartooo:coordinate-region svg:x="0.686cm" svg:y="0.435cm" svg:width="15.399cm" svg:height="10.5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erreursacos.B2:erreursacos.B202" chart:label-cell-address="erreursacos.B1:erreursacos.B1" chart:class="chart:scatter">
            <chart:domain table:cell-range-address="erreursacos.A2:erreursacos.A202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ULP ACOS</text:p>
                <draw:g>
                  <svg:desc>erreursacos.B1:erreursaco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erreursacos.A2:erreursacos.A202</svg:desc>
                </draw:g>
              </table:table-cell>
              <table:table-cell office:value-type="float" office:value="0">
                <text:p>0</text:p>
                <draw:g>
                  <svg:desc>erreursacos.B2:erreursacos.B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9">
                <text:p>-0.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98">
                <text:p>-0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97">
                <text:p>-0.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96000004">
                <text:p>-0.96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95000005">
                <text:p>-0.950000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94000006">
                <text:p>-0.940000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93000007">
                <text:p>-0.93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9200001">
                <text:p>-0.920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9100001">
                <text:p>-0.910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9000001">
                <text:p>-0.9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8900001">
                <text:p>-0.89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8800001">
                <text:p>-0.880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8700001">
                <text:p>-0.87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86000013">
                <text:p>-0.86000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85000014">
                <text:p>-0.85000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84000015">
                <text:p>-0.84000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83000016">
                <text:p>-0.83000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8200002">
                <text:p>-0.82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8100002">
                <text:p>-0.81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8000002">
                <text:p>-0.8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7900002">
                <text:p>-0.79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7800002">
                <text:p>-0.78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7700002">
                <text:p>-0.77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7600002">
                <text:p>-0.76000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75000024">
                <text:p>-0.750000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74000025">
                <text:p>-0.740000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73000026">
                <text:p>-0.730000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72000027">
                <text:p>-0.720000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7100003">
                <text:p>-0.71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7000003">
                <text:p>-0.70000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6900003">
                <text:p>-0.69000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6800003">
                <text:p>-0.68000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6700003">
                <text:p>-0.67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6600003">
                <text:p>-0.66000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65000033">
                <text:p>-0.65000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64000034">
                <text:p>-0.640000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63000035">
                <text:p>-0.63000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62000036">
                <text:p>-0.620000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6100004">
                <text:p>-0.61000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6000004">
                <text:p>-0.6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5900004">
                <text:p>-0.59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5800004">
                <text:p>-0.58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5700004">
                <text:p>-0.57000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5600004">
                <text:p>-0.56000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500004">
                <text:p>-0.55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54000044">
                <text:p>-0.54000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53000045">
                <text:p>-0.53000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52000046">
                <text:p>-0.52000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51000047">
                <text:p>-0.510000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5000005">
                <text:p>-0.5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4900005">
                <text:p>-0.49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4800005">
                <text:p>-0.48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4700005">
                <text:p>-0.47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46000051">
                <text:p>-0.46000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45000052">
                <text:p>-0.45000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44000053">
                <text:p>-0.440000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43000054">
                <text:p>-0.43000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42000055">
                <text:p>-0.420000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41000056">
                <text:p>-0.410000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40000057">
                <text:p>-0.400000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39000058">
                <text:p>-0.390000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3800006">
                <text:p>-0.38000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3700006">
                <text:p>-0.37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3600006">
                <text:p>-0.36000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35000062">
                <text:p>-0.35000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34000063">
                <text:p>-0.34000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33000064">
                <text:p>-0.330000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32000065">
                <text:p>-0.320000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31000066">
                <text:p>-0.310000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30000067">
                <text:p>-0.30000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29000068">
                <text:p>-0.29000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2800007">
                <text:p>-0.28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2700007">
                <text:p>-0.27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2600007">
                <text:p>-0.26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25000072">
                <text:p>-0.250000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24000071">
                <text:p>-0.240000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2300007">
                <text:p>-0.23000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2200007">
                <text:p>-0.22000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2100007">
                <text:p>-0.21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20000069">
                <text:p>-0.200000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19000068">
                <text:p>-0.19000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18000068">
                <text:p>-0.18000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17000067">
                <text:p>-0.170000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16000067">
                <text:p>-0.160000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15000066">
                <text:p>-0.150000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14000066">
                <text:p>-0.14000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3000065">
                <text:p>-0.130000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12000065">
                <text:p>-0.12000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110000655">
                <text:p>-0.110000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10000066">
                <text:p>-0.100000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9000066">
                <text:p>-0.09000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8000066">
                <text:p>-0.08000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7000066">
                <text:p>-0.070000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60000665">
                <text:p>-0.0600006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50000668">
                <text:p>-0.050000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4000067">
                <text:p>-0.04000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3000067">
                <text:p>-0.030000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2000067">
                <text:p>-0.02000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1000067">
                <text:p>-0.01000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0000067055225">
                <text:p>-0.000000670552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9999329">
                <text:p>0.009999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19999329">
                <text:p>0.019999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29999329">
                <text:p>0.0299993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3999933">
                <text:p>0.039999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49999326">
                <text:p>0.049999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59999324">
                <text:p>0.0599993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6999932">
                <text:p>0.069999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7999932">
                <text:p>0.07999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8999932">
                <text:p>0.08999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99999316">
                <text:p>0.0999993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09999314">
                <text:p>0.1099993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1999931">
                <text:p>0.11999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2999931">
                <text:p>0.12999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3999932">
                <text:p>0.13999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4999932">
                <text:p>0.149999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5999933">
                <text:p>0.159999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6999933">
                <text:p>0.169999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7999934">
                <text:p>0.17999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8999934">
                <text:p>0.18999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9999935">
                <text:p>0.19999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0999935">
                <text:p>0.20999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1999936">
                <text:p>0.21999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2999936">
                <text:p>0.229999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3999937">
                <text:p>0.23999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4999937">
                <text:p>0.249999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5999936">
                <text:p>0.25999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6999936">
                <text:p>0.269999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7999935">
                <text:p>0.27999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8999934">
                <text:p>0.289999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9999933">
                <text:p>0.299999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0999932">
                <text:p>0.30999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199993">
                <text:p>0.3199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299993">
                <text:p>0.3299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399993">
                <text:p>0.33999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4999928">
                <text:p>0.349999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5999927">
                <text:p>0.359999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6999926">
                <text:p>0.369999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7999925">
                <text:p>0.379999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8999924">
                <text:p>0.389999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9999923">
                <text:p>0.39999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0999922">
                <text:p>0.409999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199992">
                <text:p>0.41999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299992">
                <text:p>0.42999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4399992">
                <text:p>0.43999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4999918">
                <text:p>0.44999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5999917">
                <text:p>0.45999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6999916">
                <text:p>0.46999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7999915">
                <text:p>0.47999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8999915">
                <text:p>0.489999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49999914">
                <text:p>0.49999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0999916">
                <text:p>0.509999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1999915">
                <text:p>0.51999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2999914">
                <text:p>0.52999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399991">
                <text:p>0.53999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499991">
                <text:p>0.54999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599991">
                <text:p>0.55999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699991">
                <text:p>0.56999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799991">
                <text:p>0.57999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899991">
                <text:p>0.5899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59999907">
                <text:p>0.599999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0999906">
                <text:p>0.609999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1999905">
                <text:p>0.619999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2999904">
                <text:p>0.629999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3999903">
                <text:p>0.63999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49999">
                <text:p>0.6499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59999">
                <text:p>0.6599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69999">
                <text:p>0.6699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79999">
                <text:p>0.6799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89999">
                <text:p>0.6899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699999">
                <text:p>0.6999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0999897">
                <text:p>0.709998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1999896">
                <text:p>0.719998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2999895">
                <text:p>0.729998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3999894">
                <text:p>0.739998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499989">
                <text:p>0.74999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599989">
                <text:p>0.75999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699989">
                <text:p>0.76999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799989">
                <text:p>0.7799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899989">
                <text:p>0.78999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7999989">
                <text:p>0.7999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0999887">
                <text:p>0.809998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1999886">
                <text:p>0.819998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2999885">
                <text:p>0.82999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3999884">
                <text:p>0.839998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4999883">
                <text:p>0.84999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599988">
                <text:p>0.85999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699988">
                <text:p>0.8699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799988">
                <text:p>0.87999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899988">
                <text:p>0.88999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8999988">
                <text:p>0.89999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099988">
                <text:p>0.90999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1999876">
                <text:p>0.919998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2999876">
                <text:p>0.92999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3999875">
                <text:p>0.93999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4999874">
                <text:p>0.94999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599987">
                <text:p>0.95999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699987">
                <text:p>0.96999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799987">
                <text:p>0.97999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899987">
                <text:p>0.98999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9999987">
                <text:p>0.9999987</text:p>
              </table:table-cell>
              <table:table-cell office:value-type="float" office:value="106">
                <text:p>1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